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2.2846in"/>
    </style:style>
    <style:style style:name="co3" style:family="table-column">
      <style:table-column-properties fo:break-before="auto" style:column-width="2.5256in"/>
    </style:style>
    <style:style style:name="co4" style:family="table-column">
      <style:table-column-properties fo:break-before="auto" style:column-width="3.2902in"/>
    </style:style>
    <style:style style:name="co5" style:family="table-column">
      <style:table-column-properties fo:break-before="auto" style:column-width="11.1339in"/>
    </style:style>
    <style:style style:name="co6" style:family="table-column">
      <style:table-column-properties fo:break-before="auto" style:column-width="6.8846in"/>
    </style:style>
    <style:style style:name="co7" style:family="table-column">
      <style:table-column-properties fo:break-before="auto" style:column-width="2.6457in"/>
    </style:style>
    <style:style style:name="co8" style:family="table-column">
      <style:table-column-properties fo:break-before="auto" style:column-width="1.0835in"/>
    </style:style>
    <style:style style:name="co9" style:family="table-column">
      <style:table-column-properties fo:break-before="auto" style:column-width="1.3783in"/>
    </style:style>
    <style:style style:name="co10" style:family="table-column">
      <style:table-column-properties fo:break-before="auto" style:column-width="2.2307in"/>
    </style:style>
    <style:style style:name="co11" style:family="table-column">
      <style:table-column-properties fo:break-before="auto" style:column-width="0.952in"/>
    </style:style>
    <style:style style:name="co12" style:family="table-column">
      <style:table-column-properties fo:break-before="auto" style:column-width="0.8646in"/>
    </style:style>
    <style:style style:name="co13" style:family="table-column">
      <style:table-column-properties fo:break-before="auto" style:column-width="0.7555in"/>
    </style:style>
    <style:style style:name="co14" style:family="table-column">
      <style:table-column-properties fo:break-before="auto" style:column-width="1.0398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ISODD(ROW()))" style:apply-style-name="Untitled1" style:base-cell-address="Sheet1.N87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row table:style-name="ro1">
          <table:table-cell table:style-name="Default" office:value-type="string">
            <text:p>Qty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vice</text:p>
          </table:table-cell>
          <table:table-cell table:style-name="Default" office:value-type="string">
            <text:p>Package</text:p>
          </table:table-cell>
          <table:table-cell table:style-name="Default" office:value-type="string">
            <text:p>Parts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DIGIKEY</text:p>
          </table:table-cell>
          <table:table-cell table:style-name="Default" office:value-type="string">
            <text:p>DISP</text:p>
          </table:table-cell>
          <table:table-cell table:style-name="Default" office:value-type="string">
            <text:p>MF</text:p>
          </table:table-cell>
          <table:table-cell table:style-name="Default" office:value-type="string">
            <text:p>MPN</text:p>
          </table:table-cell>
          <table:table-cell table:style-name="Default" office:value-type="string">
            <text:p>PROD_ID</text:p>
          </table:table-cell>
          <table:table-cell table:style-name="Default" office:value-type="string">
            <text:p>SF_ID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VALUE_PART</text:p>
          </table:table-cell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string">
            <text:p>FERRITE_BEAD1KS0402</text:p>
          </table:table-cell>
          <table:table-cell office:value-type="string">
            <text:p>R0402</text:p>
          </table:table-cell>
          <table:table-cell office:value-type="string">
            <text:p>FB1, FB2, FB3, FB4, FB5</text:p>
          </table:table-cell>
          <table:table-cell office:value-type="string">
            <text:p>Genaric Ferrite Bead</text:p>
          </table:table-cell>
          <table:table-cell office:value-type="string">
            <text:p>490-4003-1-ND</text:p>
          </table:table-cell>
          <table:table-cell/>
          <table:table-cell office:value-type="string">
            <text:p>Murata</text:p>
          </table:table-cell>
          <table:table-cell office:value-type="string">
            <text:p>BLM15HD102SN1D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SN74LVC1G14DCK</text:p>
          </table:table-cell>
          <table:table-cell office:value-type="string">
            <text:p>DCK_R-PDSO-G5</text:p>
          </table:table-cell>
          <table:table-cell office:value-type="string">
            <text:p>U32</text:p>
          </table:table-cell>
          <table:table-cell office:value-type="string">
            <text:p>SN74x1G14 - Single Schmitt Triger Inverter</text:p>
          </table:table-cell>
          <table:table-cell office:value-type="string">
            <text:p>296-11608-1-ND</text:p>
          </table:table-cell>
          <table:table-cell/>
          <table:table-cell office:value-type="string">
            <text:p>TI</text:p>
          </table:table-cell>
          <table:table-cell office:value-type="string">
            <text:p>SN74LVC1G14DCKR</text:p>
          </table:table-cell>
          <table:table-cell table:number-columns-repeated="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0.1uF</text:p>
          </table:table-cell>
          <table:table-cell office:value-type="string">
            <text:p>C-EU0.1UFC0402</text:p>
          </table:table-cell>
          <table:table-cell office:value-type="string">
            <text:p>C0402</text:p>
          </table:table-cell>
          <table:table-cell office:value-type="string">
            <text:p>C1, C4, C5, C6, C7, C8, C9, C10, C12, C14, C20, C38, C39, C41, C43, C44, C45, C46, C48, C49, C50, C51, C52, P1:C1, P1:C5, P2:C1, P2:C5, P3:C1, P3:C5, P4:C1, P4:C5</text:p>
          </table:table-cell>
          <table:table-cell office:value-type="string">
            <text:p>CAPACITOR, European symbol</text:p>
          </table:table-cell>
          <table:table-cell office:value-type="string">
            <text:p>490-4759-1-ND</text:p>
          </table:table-cell>
          <table:table-cell/>
          <table:table-cell office:value-type="string">
            <text:p>Murata</text:p>
          </table:table-cell>
          <table:table-cell office:value-type="string">
            <text:p>GCM155R71C104KA55D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0.47uH</text:p>
          </table:table-cell>
          <table:table-cell office:value-type="string">
            <text:p>INDUCTOR_MAPI_4.1X4.1</text:p>
          </table:table-cell>
          <table:table-cell office:value-type="string">
            <text:p>WE-MAPI(4.1X4.1)</text:p>
          </table:table-cell>
          <table:table-cell office:value-type="string">
            <text:p>L2</text:p>
          </table:table-cell>
          <table:table-cell office:value-type="string">
            <text:p>Genaric Inductor</text:p>
          </table:table-cell>
          <table:table-cell office:value-type="string">
            <text:p>732-744383560047HTCT-ND</text:p>
          </table:table-cell>
          <table:table-cell/>
          <table:table-cell office:value-type="string">
            <text:p>Wurth</text:p>
          </table:table-cell>
          <table:table-cell office:value-type="string">
            <text:p>744383560047HT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0R</text:p>
          </table:table-cell>
          <table:table-cell office:value-type="string">
            <text:p>R-EU_0.0R0402</text:p>
          </table:table-cell>
          <table:table-cell office:value-type="string">
            <text:p>R0402</text:p>
          </table:table-cell>
          <table:table-cell office:value-type="string">
            <text:p>R24</text:p>
          </table:table-cell>
          <table:table-cell office:value-type="string">
            <text:p>RESISTOR, European symbol</text:p>
          </table:table-cell>
          <table:table-cell office:value-type="string">
            <text:p>311-0.0JRCT-ND</text:p>
          </table:table-cell>
          <table:table-cell/>
          <table:table-cell office:value-type="string">
            <text:p>Yageo</text:p>
          </table:table-cell>
          <table:table-cell office:value-type="string">
            <text:p>RC0402JR-070RL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.5uF</text:p>
          </table:table-cell>
          <table:table-cell office:value-type="string">
            <text:p>C-EU1.5UFC0805</text:p>
          </table:table-cell>
          <table:table-cell office:value-type="string">
            <text:p>C0805</text:p>
          </table:table-cell>
          <table:table-cell office:value-type="string">
            <text:p>C31</text:p>
          </table:table-cell>
          <table:table-cell office:value-type="string">
            <text:p>CAPACITOR, European symbol</text:p>
          </table:table-cell>
          <table:table-cell office:value-type="string">
            <text:p>399-4930-1-ND</text:p>
          </table:table-cell>
          <table:table-cell/>
          <table:table-cell office:value-type="string">
            <text:p>Kemet</text:p>
          </table:table-cell>
          <table:table-cell office:value-type="string">
            <text:p>C0805C155K4RACTU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R-EU_10R0402</text:p>
          </table:table-cell>
          <table:table-cell office:value-type="string">
            <text:p>R0402</text:p>
          </table:table-cell>
          <table:table-cell office:value-type="string">
            <text:p>R48</text:p>
          </table:table-cell>
          <table:table-cell office:value-type="string">
            <text:p>RESISTOR, European symbol</text:p>
          </table:table-cell>
          <table:table-cell office:value-type="string">
            <text:p>A129603CT-ND</text:p>
          </table:table-cell>
          <table:table-cell/>
          <table:table-cell office:value-type="string">
            <text:p>TE</text:p>
          </table:table-cell>
          <table:table-cell office:value-type="string">
            <text:p>CRGCQ0402F10R</text:p>
          </table:table-cell>
          <table:table-cell table:number-columns-repeated="3"/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100k</text:p>
          </table:table-cell>
          <table:table-cell office:value-type="string">
            <text:p>R-EU_100KR0402</text:p>
          </table:table-cell>
          <table:table-cell office:value-type="string">
            <text:p>R0402</text:p>
          </table:table-cell>
          <table:table-cell office:value-type="string">
            <text:p>R8, R14, R15, R21, R30, R31, R47, R49, R53, R57</text:p>
          </table:table-cell>
          <table:table-cell office:value-type="string">
            <text:p>RESISTOR, European symbol</text:p>
          </table:table-cell>
          <table:table-cell office:value-type="string">
            <text:p>311-100KLRCT-ND</text:p>
          </table:table-cell>
          <table:table-cell/>
          <table:table-cell office:value-type="string">
            <text:p>Yageo</text:p>
          </table:table-cell>
          <table:table-cell office:value-type="string">
            <text:p>RC0402FR-07100KL</text:p>
          </table:table-cell>
          <table:table-cell table:number-columns-repeated="3"/>
          <table:table-cell office:value-type="string">
            <text:p>100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00pF</text:p>
          </table:table-cell>
          <table:table-cell office:value-type="string">
            <text:p>C-EU100PFC0402</text:p>
          </table:table-cell>
          <table:table-cell office:value-type="string">
            <text:p>C0402</text:p>
          </table:table-cell>
          <table:table-cell office:value-type="string">
            <text:p>C26</text:p>
          </table:table-cell>
          <table:table-cell office:value-type="string">
            <text:p>CAPACITOR, European symbol</text:p>
          </table:table-cell>
          <table:table-cell office:value-type="string">
            <text:p>311-1024-1-ND</text:p>
          </table:table-cell>
          <table:table-cell/>
          <table:table-cell office:value-type="string">
            <text:p>Yageo</text:p>
          </table:table-cell>
          <table:table-cell office:value-type="string">
            <text:p>CC0402JRNPO9BN101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100uF</text:p>
          </table:table-cell>
          <table:table-cell office:value-type="string">
            <text:p>CTANT_EU1411</text:p>
          </table:table-cell>
          <table:table-cell office:value-type="string">
            <text:p>C1411_TANT</text:p>
          </table:table-cell>
          <table:table-cell office:value-type="string">
            <text:p>C28, P1:C4, P2:C4, P3:C4, P4:C4</text:p>
          </table:table-cell>
          <table:table-cell office:value-type="string">
            <text:p>Genaric Tantalum Capacitor</text:p>
          </table:table-cell>
          <table:table-cell office:value-type="string">
            <text:p>478-5231-1-ND</text:p>
          </table:table-cell>
          <table:table-cell/>
          <table:table-cell office:value-type="string">
            <text:p>Kyocera AVX</text:p>
          </table:table-cell>
          <table:table-cell office:value-type="string">
            <text:p>TPSB107M010R0400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10k</text:p>
          </table:table-cell>
          <table:table-cell office:value-type="string">
            <text:p>R-EU_10KR0402</text:p>
          </table:table-cell>
          <table:table-cell office:value-type="string">
            <text:p>R0402</text:p>
          </table:table-cell>
          <table:table-cell office:value-type="string">
            <text:p>R22, R29, R33, R39, R45, R46, R65</text:p>
          </table:table-cell>
          <table:table-cell office:value-type="string">
            <text:p>RESISTOR, European symbol</text:p>
          </table:table-cell>
          <table:table-cell office:value-type="string">
            <text:p>311-10.0KLRCT-ND</text:p>
          </table:table-cell>
          <table:table-cell/>
          <table:table-cell office:value-type="string">
            <text:p>Yageo</text:p>
          </table:table-cell>
          <table:table-cell office:value-type="string">
            <text:p>RC0402FR-0710KL</text:p>
          </table:table-cell>
          <table:table-cell table:number-columns-repeated="3"/>
          <table:table-cell office:value-type="string">
            <text:p>10k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10m</text:p>
          </table:table-cell>
          <table:table-cell office:value-type="string">
            <text:p>R-EU_0.01R0805</text:p>
          </table:table-cell>
          <table:table-cell office:value-type="string">
            <text:p>R0805</text:p>
          </table:table-cell>
          <table:table-cell office:value-type="string">
            <text:p>R6, R7, R17</text:p>
          </table:table-cell>
          <table:table-cell office:value-type="string">
            <text:p>RESISTOR, European symbol</text:p>
          </table:table-cell>
          <table:table-cell office:value-type="string">
            <text:p>CRF0805-FZ-R010ELFCT-ND</text:p>
          </table:table-cell>
          <table:table-cell/>
          <table:table-cell office:value-type="string">
            <text:p>Bourns</text:p>
          </table:table-cell>
          <table:table-cell office:value-type="string">
            <text:p>CRF0805-FZ-R010ELF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0nF</text:p>
          </table:table-cell>
          <table:table-cell office:value-type="string">
            <text:p>C-EU10NFC0402</text:p>
          </table:table-cell>
          <table:table-cell office:value-type="string">
            <text:p>C0402</text:p>
          </table:table-cell>
          <table:table-cell office:value-type="string">
            <text:p>C21, C25</text:p>
          </table:table-cell>
          <table:table-cell office:value-type="string">
            <text:p>CAPACITOR, European symbol</text:p>
          </table:table-cell>
          <table:table-cell office:value-type="string">
            <text:p>490-4762-1-ND</text:p>
          </table:table-cell>
          <table:table-cell/>
          <table:table-cell office:value-type="string">
            <text:p>Murata</text:p>
          </table:table-cell>
          <table:table-cell office:value-type="string">
            <text:p>GCM155R71H103KA55D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0uF</text:p>
          </table:table-cell>
          <table:table-cell office:value-type="string">
            <text:p>C-EU10UFC0805</text:p>
          </table:table-cell>
          <table:table-cell office:value-type="string">
            <text:p>C0805</text:p>
          </table:table-cell>
          <table:table-cell office:value-type="string">
            <text:p>C23, C29</text:p>
          </table:table-cell>
          <table:table-cell office:value-type="string">
            <text:p>CAPACITOR, European symbol</text:p>
          </table:table-cell>
          <table:table-cell office:value-type="string">
            <text:p>490-5523-1-ND</text:p>
          </table:table-cell>
          <table:table-cell/>
          <table:table-cell office:value-type="string">
            <text:p>Murata</text:p>
          </table:table-cell>
          <table:table-cell office:value-type="string">
            <text:p>GRM21BR61E106KA73L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10uF</text:p>
          </table:table-cell>
          <table:table-cell office:value-type="string">
            <text:p>C-EU10UFC0805</text:p>
          </table:table-cell>
          <table:table-cell office:value-type="string">
            <text:p>C0805</text:p>
          </table:table-cell>
          <table:table-cell office:value-type="string">
            <text:p>C35, C36, C37</text:p>
          </table:table-cell>
          <table:table-cell office:value-type="string">
            <text:p>CAPACITOR, European symbol</text:p>
          </table:table-cell>
          <table:table-cell office:value-type="string">
            <text:p>490-6473-1-ND</text:p>
          </table:table-cell>
          <table:table-cell/>
          <table:table-cell office:value-type="string">
            <text:p>Murata</text:p>
          </table:table-cell>
          <table:table-cell office:value-type="string">
            <text:p>GRM21BR61C106KE15K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1k</text:p>
          </table:table-cell>
          <table:table-cell office:value-type="string">
            <text:p>R-EU_11KR0402</text:p>
          </table:table-cell>
          <table:table-cell office:value-type="string">
            <text:p>R0402</text:p>
          </table:table-cell>
          <table:table-cell office:value-type="string">
            <text:p>R58</text:p>
          </table:table-cell>
          <table:table-cell office:value-type="string">
            <text:p>RESISTOR, European symbol</text:p>
          </table:table-cell>
          <table:table-cell office:value-type="string">
            <text:p>311-11.0KLRCT-ND</text:p>
          </table:table-cell>
          <table:table-cell/>
          <table:table-cell office:value-type="string">
            <text:p>Yageo</text:p>
          </table:table-cell>
          <table:table-cell office:value-type="string">
            <text:p>RC0402FR-0711KL</text:p>
          </table:table-cell>
          <table:table-cell table:number-columns-repeated="3"/>
          <table:table-cell office:value-type="string">
            <text:p>11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3.3k</text:p>
          </table:table-cell>
          <table:table-cell office:value-type="string">
            <text:p>R-EU_13.3KR0402</text:p>
          </table:table-cell>
          <table:table-cell office:value-type="string">
            <text:p>R0402</text:p>
          </table:table-cell>
          <table:table-cell office:value-type="string">
            <text:p>R3</text:p>
          </table:table-cell>
          <table:table-cell office:value-type="string">
            <text:p>RESISTOR, European symbol</text:p>
          </table:table-cell>
          <table:table-cell office:value-type="string">
            <text:p>YAG2974CT-ND</text:p>
          </table:table-cell>
          <table:table-cell/>
          <table:table-cell office:value-type="string">
            <text:p>Yageo</text:p>
          </table:table-cell>
          <table:table-cell office:value-type="string">
            <text:p>RC0402FR-0713K3L</text:p>
          </table:table-cell>
          <table:table-cell table:number-columns-repeated="3"/>
          <table:table-cell office:value-type="string">
            <text:p>13.3k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30k</text:p>
          </table:table-cell>
          <table:table-cell office:value-type="string">
            <text:p>R-EU_130KR0402</text:p>
          </table:table-cell>
          <table:table-cell office:value-type="string">
            <text:p>R0402</text:p>
          </table:table-cell>
          <table:table-cell office:value-type="string">
            <text:p>R43, R56</text:p>
          </table:table-cell>
          <table:table-cell office:value-type="string">
            <text:p>RESISTOR, European symbol</text:p>
          </table:table-cell>
          <table:table-cell office:value-type="string">
            <text:p>YAG2969CT-ND</text:p>
          </table:table-cell>
          <table:table-cell/>
          <table:table-cell office:value-type="string">
            <text:p>Yageo</text:p>
          </table:table-cell>
          <table:table-cell office:value-type="string">
            <text:p>RC0402FR-07130KL</text:p>
          </table:table-cell>
          <table:table-cell table:number-columns-repeated="3"/>
          <table:table-cell office:value-type="string">
            <text:p>130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50k</text:p>
          </table:table-cell>
          <table:table-cell office:value-type="string">
            <text:p>R-EU_150KR0402</text:p>
          </table:table-cell>
          <table:table-cell office:value-type="string">
            <text:p>R0402</text:p>
          </table:table-cell>
          <table:table-cell office:value-type="string">
            <text:p>R38</text:p>
          </table:table-cell>
          <table:table-cell office:value-type="string">
            <text:p>RESISTOR, European symbol</text:p>
          </table:table-cell>
          <table:table-cell office:value-type="string">
            <text:p>311-150KLRCT-ND</text:p>
          </table:table-cell>
          <table:table-cell/>
          <table:table-cell office:value-type="string">
            <text:p>Yageo</text:p>
          </table:table-cell>
          <table:table-cell office:value-type="string">
            <text:p>RC0402FR-07150KL</text:p>
          </table:table-cell>
          <table:table-cell table:number-columns-repeated="3"/>
          <table:table-cell office:value-type="string">
            <text:p>150k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1M</text:p>
          </table:table-cell>
          <table:table-cell office:value-type="string">
            <text:p>R-EU_1MR0402</text:p>
          </table:table-cell>
          <table:table-cell office:value-type="string">
            <text:p>R0402</text:p>
          </table:table-cell>
          <table:table-cell office:value-type="string">
            <text:p>R1, R2, R11, R19, R26, R32, R35, R40, R41, R42, R54, R55</text:p>
          </table:table-cell>
          <table:table-cell office:value-type="string">
            <text:p>RESISTOR, European symbol</text:p>
          </table:table-cell>
          <table:table-cell office:value-type="string">
            <text:p>311-1.00MLRCT-ND</text:p>
          </table:table-cell>
          <table:table-cell/>
          <table:table-cell office:value-type="string">
            <text:p>Yageo</text:p>
          </table:table-cell>
          <table:table-cell office:value-type="string">
            <text:p>RC0402FR-071ML</text:p>
          </table:table-cell>
          <table:table-cell table:number-columns-repeated="3"/>
          <table:table-cell office:value-type="string">
            <text:p>1M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1k</text:p>
          </table:table-cell>
          <table:table-cell office:value-type="string">
            <text:p>R-EU_1KR0402</text:p>
          </table:table-cell>
          <table:table-cell office:value-type="string">
            <text:p>R0402</text:p>
          </table:table-cell>
          <table:table-cell office:value-type="string">
            <text:p>P1:R2, P1:R3, P2:R2, P2:R3, P3:R2, P3:R3, P4:R2, P4:R3, R12</text:p>
          </table:table-cell>
          <table:table-cell office:value-type="string">
            <text:p>RESISTOR, European symbol</text:p>
          </table:table-cell>
          <table:table-cell office:value-type="string">
            <text:p>311-1.00KLRCT-ND</text:p>
          </table:table-cell>
          <table:table-cell/>
          <table:table-cell office:value-type="string">
            <text:p>Yageo</text:p>
          </table:table-cell>
          <table:table-cell office:value-type="string">
            <text:p>RC0402FR-071KL</text:p>
          </table:table-cell>
          <table:table-cell table:number-columns-repeated="3"/>
          <table:table-cell office:value-type="string">
            <text:p>1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nF</text:p>
          </table:table-cell>
          <table:table-cell office:value-type="string">
            <text:p>C-EU1NFC0402</text:p>
          </table:table-cell>
          <table:table-cell office:value-type="string">
            <text:p>C0402</text:p>
          </table:table-cell>
          <table:table-cell office:value-type="string">
            <text:p>C19</text:p>
          </table:table-cell>
          <table:table-cell office:value-type="string">
            <text:p>CAPACITOR, European symbol</text:p>
          </table:table-cell>
          <table:table-cell office:value-type="string">
            <text:p>490-3244-1-ND</text:p>
          </table:table-cell>
          <table:table-cell/>
          <table:table-cell office:value-type="string">
            <text:p>Murata</text:p>
          </table:table-cell>
          <table:table-cell office:value-type="string">
            <text:p>GRM1555C1H102JA01D</text:p>
          </table:table-cell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1uF</text:p>
          </table:table-cell>
          <table:table-cell office:value-type="string">
            <text:p>C-EU1UFC0603</text:p>
          </table:table-cell>
          <table:table-cell office:value-type="string">
            <text:p>C0603</text:p>
          </table:table-cell>
          <table:table-cell office:value-type="string">
            <text:p>C11, C15, C22, C27, C40, C47, C53, C54, P1:C3, P2:C3, P3:C3, P4:C3</text:p>
          </table:table-cell>
          <table:table-cell office:value-type="string">
            <text:p>CAPACITOR, European symbol</text:p>
          </table:table-cell>
          <table:table-cell office:value-type="string">
            <text:p>587-2984-1-ND</text:p>
          </table:table-cell>
          <table:table-cell/>
          <table:table-cell office:value-type="string">
            <text:p>Yaiyo Yuden</text:p>
          </table:table-cell>
          <table:table-cell office:value-type="string">
            <text:p>TMK107B7105KA-T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uH</text:p>
          </table:table-cell>
          <table:table-cell office:value-type="string">
            <text:p>INDUCTOR_MAIA_4.1X4.1</text:p>
          </table:table-cell>
          <table:table-cell office:value-type="string">
            <text:p>WE-MAIA(4.1X4.1)</text:p>
          </table:table-cell>
          <table:table-cell office:value-type="string">
            <text:p>L1, L3</text:p>
          </table:table-cell>
          <table:table-cell office:value-type="string">
            <text:p>Genaric Inductor</text:p>
          </table:table-cell>
          <table:table-cell office:value-type="string">
            <text:p>732-11310-1-ND</text:p>
          </table:table-cell>
          <table:table-cell/>
          <table:table-cell office:value-type="string">
            <text:p>Wurth</text:p>
          </table:table-cell>
          <table:table-cell office:value-type="float" office:value="78438356010">
            <text:p>78438356010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.2uF</text:p>
          </table:table-cell>
          <table:table-cell office:value-type="string">
            <text:p>C-EU2.2UFC0603</text:p>
          </table:table-cell>
          <table:table-cell office:value-type="string">
            <text:p>C0603</text:p>
          </table:table-cell>
          <table:table-cell office:value-type="string">
            <text:p>C2, C3, P1:C2, P2:C2, P3:C2, P4:C2</text:p>
          </table:table-cell>
          <table:table-cell office:value-type="string">
            <text:p>CAPACITOR, European symbol</text:p>
          </table:table-cell>
          <table:table-cell office:value-type="string">
            <text:p>1276-1183-1-ND</text:p>
          </table:table-cell>
          <table:table-cell/>
          <table:table-cell office:value-type="string">
            <text:p>Samsung</text:p>
          </table:table-cell>
          <table:table-cell office:value-type="string">
            <text:p>CL10A225KQ8NNNC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.7k</text:p>
          </table:table-cell>
          <table:table-cell office:value-type="string">
            <text:p>R-EU_2.7KR0402</text:p>
          </table:table-cell>
          <table:table-cell office:value-type="string">
            <text:p>R0402</text:p>
          </table:table-cell>
          <table:table-cell office:value-type="string">
            <text:p>R23, R37</text:p>
          </table:table-cell>
          <table:table-cell office:value-type="string">
            <text:p>RESISTOR, European symbol</text:p>
          </table:table-cell>
          <table:table-cell office:value-type="string">
            <text:p>CR0402-FX-2701GLFCT-ND</text:p>
          </table:table-cell>
          <table:table-cell/>
          <table:table-cell office:value-type="string">
            <text:p>Bourns</text:p>
          </table:table-cell>
          <table:table-cell office:value-type="string">
            <text:p>CR0402-FX-2701GLF</text:p>
          </table:table-cell>
          <table:table-cell table:number-columns-repeated="3"/>
          <table:table-cell office:value-type="string">
            <text:p>2.7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k</text:p>
          </table:table-cell>
          <table:table-cell office:value-type="string">
            <text:p>R-EU_20KR0402</text:p>
          </table:table-cell>
          <table:table-cell office:value-type="string">
            <text:p>R0402</text:p>
          </table:table-cell>
          <table:table-cell office:value-type="string">
            <text:p>R20</text:p>
          </table:table-cell>
          <table:table-cell office:value-type="string">
            <text:p>RESISTOR, European symbol</text:p>
          </table:table-cell>
          <table:table-cell office:value-type="string">
            <text:p>CR0402-FX-2002GLFCT-ND</text:p>
          </table:table-cell>
          <table:table-cell/>
          <table:table-cell office:value-type="string">
            <text:p>Bourns</text:p>
          </table:table-cell>
          <table:table-cell office:value-type="string">
            <text:p>CR0402-FX-2002GLF</text:p>
          </table:table-cell>
          <table:table-cell table:number-columns-repeated="3"/>
          <table:table-cell office:value-type="string">
            <text:p>20k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20R</text:p>
          </table:table-cell>
          <table:table-cell office:value-type="string">
            <text:p>R-EU_220R0402</text:p>
          </table:table-cell>
          <table:table-cell office:value-type="string">
            <text:p>R0402</text:p>
          </table:table-cell>
          <table:table-cell office:value-type="string">
            <text:p>R27, R28, R59, R60, R61, R62, R63, R64, R66, R67</text:p>
          </table:table-cell>
          <table:table-cell office:value-type="string">
            <text:p>RESISTOR, European symbol</text:p>
          </table:table-cell>
          <table:table-cell office:value-type="string">
            <text:p>A129619CT-ND</text:p>
          </table:table-cell>
          <table:table-cell/>
          <table:table-cell office:value-type="string">
            <text:p>TE</text:p>
          </table:table-cell>
          <table:table-cell office:value-type="string">
            <text:p>CRGCQ0402F220R</text:p>
          </table:table-cell>
          <table:table-cell table:number-columns-repeated="3"/>
          <table:table-cell office:value-type="float" office:value="220">
            <text:p>2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20uF</text:p>
          </table:table-cell>
          <table:table-cell office:value-type="string">
            <text:p>CTANT_EU2917</text:p>
          </table:table-cell>
          <table:table-cell office:value-type="string">
            <text:p>C2917</text:p>
          </table:table-cell>
          <table:table-cell office:value-type="string">
            <text:p>C30</text:p>
          </table:table-cell>
          <table:table-cell office:value-type="string">
            <text:p>Genaric Tantalum Capacitor</text:p>
          </table:table-cell>
          <table:table-cell office:value-type="string">
            <text:p>399-9744-1-ND</text:p>
          </table:table-cell>
          <table:table-cell/>
          <table:table-cell office:value-type="string">
            <text:p>Kemet</text:p>
          </table:table-cell>
          <table:table-cell office:value-type="string">
            <text:p>T491D227M010AT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2uF</text:p>
          </table:table-cell>
          <table:table-cell office:value-type="string">
            <text:p>C-EU22UFC0805</text:p>
          </table:table-cell>
          <table:table-cell office:value-type="string">
            <text:p>C0805</text:p>
          </table:table-cell>
          <table:table-cell office:value-type="string">
            <text:p>C13, C16, C17, C18, C34</text:p>
          </table:table-cell>
          <table:table-cell office:value-type="string">
            <text:p>CAPACITOR, European symbol</text:p>
          </table:table-cell>
          <table:table-cell office:value-type="string">
            <text:p>490-9952-1-ND</text:p>
          </table:table-cell>
          <table:table-cell/>
          <table:table-cell office:value-type="string">
            <text:p>Murata</text:p>
          </table:table-cell>
          <table:table-cell office:value-type="string">
            <text:p>GRM219R61C226ME15L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7R</text:p>
          </table:table-cell>
          <table:table-cell office:value-type="string">
            <text:p>R-EU_27R0402</text:p>
          </table:table-cell>
          <table:table-cell office:value-type="string">
            <text:p>R0402</text:p>
          </table:table-cell>
          <table:table-cell office:value-type="string">
            <text:p>R9, R10</text:p>
          </table:table-cell>
          <table:table-cell office:value-type="string">
            <text:p>RESISTOR, European symbol</text:p>
          </table:table-cell>
          <table:table-cell office:value-type="string">
            <text:p>YAG3086CT-ND</text:p>
          </table:table-cell>
          <table:table-cell/>
          <table:table-cell office:value-type="string">
            <text:p>Yageo</text:p>
          </table:table-cell>
          <table:table-cell office:value-type="string">
            <text:p>RC0402FR-0727RL</text:p>
          </table:table-cell>
          <table:table-cell table:number-columns-repeated="3"/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k</text:p>
          </table:table-cell>
          <table:table-cell office:value-type="string">
            <text:p>R-EU_2KR0402</text:p>
          </table:table-cell>
          <table:table-cell office:value-type="string">
            <text:p>R0402</text:p>
          </table:table-cell>
          <table:table-cell office:value-type="string">
            <text:p>R4</text:p>
          </table:table-cell>
          <table:table-cell office:value-type="string">
            <text:p>RESISTOR, European symbol</text:p>
          </table:table-cell>
          <table:table-cell office:value-type="string">
            <text:p>311-2KLRCT-ND</text:p>
          </table:table-cell>
          <table:table-cell/>
          <table:table-cell office:value-type="string">
            <text:p>Yageo</text:p>
          </table:table-cell>
          <table:table-cell office:value-type="string">
            <text:p>RC0402FR-072KL</text:p>
          </table:table-cell>
          <table:table-cell table:number-columns-repeated="3"/>
          <table:table-cell office:value-type="string">
            <text:p>2k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m</text:p>
          </table:table-cell>
          <table:table-cell office:value-type="string">
            <text:p>R-EU_0.002R0805</text:p>
          </table:table-cell>
          <table:table-cell office:value-type="string">
            <text:p>R0805</text:p>
          </table:table-cell>
          <table:table-cell office:value-type="string">
            <text:p>R5, R13, R25, R34, R36</text:p>
          </table:table-cell>
          <table:table-cell office:value-type="string">
            <text:p>RESISTOR, European symbol</text:p>
          </table:table-cell>
          <table:table-cell office:value-type="string">
            <text:p>RHM.002AJCT-ND</text:p>
          </table:table-cell>
          <table:table-cell/>
          <table:table-cell office:value-type="string">
            <text:p>Rohm</text:p>
          </table:table-cell>
          <table:table-cell office:value-type="string">
            <text:p>PMR10EZPFV2L0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0k</text:p>
          </table:table-cell>
          <table:table-cell office:value-type="string">
            <text:p>R-EU_30KR0402</text:p>
          </table:table-cell>
          <table:table-cell office:value-type="string">
            <text:p>R0402</text:p>
          </table:table-cell>
          <table:table-cell office:value-type="string">
            <text:p>R44</text:p>
          </table:table-cell>
          <table:table-cell office:value-type="string">
            <text:p>RESISTOR, European symbol</text:p>
          </table:table-cell>
          <table:table-cell office:value-type="string">
            <text:p>YAG3474CT-ND</text:p>
          </table:table-cell>
          <table:table-cell/>
          <table:table-cell office:value-type="string">
            <text:p>Yageo</text:p>
          </table:table-cell>
          <table:table-cell office:value-type="string">
            <text:p>AC0402FR-0730KL</text:p>
          </table:table-cell>
          <table:table-cell table:number-columns-repeated="3"/>
          <table:table-cell office:value-type="string">
            <text:p>30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9pF</text:p>
          </table:table-cell>
          <table:table-cell office:value-type="string">
            <text:p>C-EU39PFC0402</text:p>
          </table:table-cell>
          <table:table-cell office:value-type="string">
            <text:p>C0402</text:p>
          </table:table-cell>
          <table:table-cell office:value-type="string">
            <text:p>C24</text:p>
          </table:table-cell>
          <table:table-cell office:value-type="string">
            <text:p>CAPACITOR, European symbol</text:p>
          </table:table-cell>
          <table:table-cell office:value-type="string">
            <text:p>399-1018-1-ND</text:p>
          </table:table-cell>
          <table:table-cell/>
          <table:table-cell office:value-type="string">
            <text:p>Kemet</text:p>
          </table:table-cell>
          <table:table-cell office:value-type="string">
            <text:p>C0402C390J5GAC7867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4.7uF</text:p>
          </table:table-cell>
          <table:table-cell office:value-type="string">
            <text:p>C-EU4.7UFC0805</text:p>
          </table:table-cell>
          <table:table-cell office:value-type="string">
            <text:p>C0805</text:p>
          </table:table-cell>
          <table:table-cell office:value-type="string">
            <text:p>C33</text:p>
          </table:table-cell>
          <table:table-cell office:value-type="string">
            <text:p>CAPACITOR, European symbol</text:p>
          </table:table-cell>
          <table:table-cell office:value-type="string">
            <text:p>399-7415-1-ND</text:p>
          </table:table-cell>
          <table:table-cell/>
          <table:table-cell office:value-type="string">
            <text:p>Kemet</text:p>
          </table:table-cell>
          <table:table-cell office:value-type="string">
            <text:p>C0805C475K4RACTU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470k</text:p>
          </table:table-cell>
          <table:table-cell office:value-type="string">
            <text:p>R-EU_470KR0603</text:p>
          </table:table-cell>
          <table:table-cell office:value-type="string">
            <text:p>R0603</text:p>
          </table:table-cell>
          <table:table-cell office:value-type="string">
            <text:p>R16</text:p>
          </table:table-cell>
          <table:table-cell office:value-type="string">
            <text:p>RESISTOR, European symbol</text:p>
          </table:table-cell>
          <table:table-cell office:value-type="string">
            <text:p>311-470KGRCT-ND</text:p>
          </table:table-cell>
          <table:table-cell/>
          <table:table-cell office:value-type="string">
            <text:p>Yageo</text:p>
          </table:table-cell>
          <table:table-cell office:value-type="string">
            <text:p>RC0603JR-07470KL</text:p>
          </table:table-cell>
          <table:table-cell table:number-columns-repeated="3"/>
          <table:table-cell office:value-type="string">
            <text:p>470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47nF</text:p>
          </table:table-cell>
          <table:table-cell office:value-type="string">
            <text:p>C-EU47NFC0402</text:p>
          </table:table-cell>
          <table:table-cell office:value-type="string">
            <text:p>C0402</text:p>
          </table:table-cell>
          <table:table-cell office:value-type="string">
            <text:p>C32</text:p>
          </table:table-cell>
          <table:table-cell office:value-type="string">
            <text:p>CAPACITOR, European symbol</text:p>
          </table:table-cell>
          <table:table-cell office:value-type="string">
            <text:p>490-3254-1-ND</text:p>
          </table:table-cell>
          <table:table-cell/>
          <table:table-cell office:value-type="string">
            <text:p>Murata</text:p>
          </table:table-cell>
          <table:table-cell office:value-type="string">
            <text:p>GRM155R71E473KA88D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47pF</text:p>
          </table:table-cell>
          <table:table-cell office:value-type="string">
            <text:p>C-EU47PFC0402</text:p>
          </table:table-cell>
          <table:table-cell office:value-type="string">
            <text:p>C0402</text:p>
          </table:table-cell>
          <table:table-cell office:value-type="string">
            <text:p>C42</text:p>
          </table:table-cell>
          <table:table-cell office:value-type="string">
            <text:p>CAPACITOR, European symbol</text:p>
          </table:table-cell>
          <table:table-cell office:value-type="string">
            <text:p>490-10670-1-ND</text:p>
          </table:table-cell>
          <table:table-cell/>
          <table:table-cell office:value-type="string">
            <text:p>Murata</text:p>
          </table:table-cell>
          <table:table-cell office:value-type="string">
            <text:p>GCM1555C1H470JA16D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5.6k</text:p>
          </table:table-cell>
          <table:table-cell office:value-type="string">
            <text:p>R-EU_5.6KR0402</text:p>
          </table:table-cell>
          <table:table-cell office:value-type="string">
            <text:p>R0402</text:p>
          </table:table-cell>
          <table:table-cell office:value-type="string">
            <text:p>R50, R51, R52, R68</text:p>
          </table:table-cell>
          <table:table-cell office:value-type="string">
            <text:p>RESISTOR, European symbol</text:p>
          </table:table-cell>
          <table:table-cell office:value-type="string">
            <text:p>311-5.6KLRCT-ND</text:p>
          </table:table-cell>
          <table:table-cell/>
          <table:table-cell office:value-type="string">
            <text:p>Yageo</text:p>
          </table:table-cell>
          <table:table-cell office:value-type="string">
            <text:p>RC0402FR-075K6L</text:p>
          </table:table-cell>
          <table:table-cell table:number-columns-repeated="3"/>
          <table:table-cell office:value-type="string">
            <text:p>5.6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750R</text:p>
          </table:table-cell>
          <table:table-cell office:value-type="string">
            <text:p>R-EU_750R0603</text:p>
          </table:table-cell>
          <table:table-cell office:value-type="string">
            <text:p>R0603</text:p>
          </table:table-cell>
          <table:table-cell office:value-type="string">
            <text:p>R18</text:p>
          </table:table-cell>
          <table:table-cell office:value-type="string">
            <text:p>RESISTOR, European symbol</text:p>
          </table:table-cell>
          <table:table-cell office:value-type="string">
            <text:p>311-750HRCT-ND</text:p>
          </table:table-cell>
          <table:table-cell/>
          <table:table-cell office:value-type="string">
            <text:p>Yageo</text:p>
          </table:table-cell>
          <table:table-cell office:value-type="string">
            <text:p>RC0603FR-07750RL</text:p>
          </table:table-cell>
          <table:table-cell table:number-columns-repeated="3"/>
          <table:table-cell office:value-type="float" office:value="750">
            <text:p>75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string">
            <text:p>AP2411</text:p>
          </table:table-cell>
          <table:table-cell office:value-type="string">
            <text:p>MSOP_8EP</text:p>
          </table:table-cell>
          <table:table-cell office:value-type="string">
            <text:p>P1:U4, P2:U4, P3:U4, P4:U4</text:p>
          </table:table-cell>
          <table:table-cell office:value-type="string">
            <text:p>AP24x1 - Current Limit Load Switch with Latch-Off</text:p>
          </table:table-cell>
          <table:table-cell office:value-type="string">
            <text:p>AP2411MP-13DICT-ND</text:p>
          </table:table-cell>
          <table:table-cell office:value-type="string">
            <text:p>AP2411</text:p>
          </table:table-cell>
          <table:table-cell office:value-type="string">
            <text:p>Diodes Inc</text:p>
          </table:table-cell>
          <table:table-cell office:value-type="string">
            <text:p>AP2411MP-13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T54C</text:p>
          </table:table-cell>
          <table:table-cell office:value-type="string">
            <text:p>DIODE_CCBAT54CSOT23</text:p>
          </table:table-cell>
          <table:table-cell office:value-type="string">
            <text:p>SOT23-3</text:p>
          </table:table-cell>
          <table:table-cell office:value-type="string">
            <text:p>D4, D6</text:p>
          </table:table-cell>
          <table:table-cell office:value-type="string">
            <text:p>Dual Diode, Common Cathode</text:p>
          </table:table-cell>
          <table:table-cell office:value-type="string">
            <text:p>BAT54CLT1GOSCT-ND</text:p>
          </table:table-cell>
          <table:table-cell/>
          <table:table-cell office:value-type="string">
            <text:p>ON Semiconductor</text:p>
          </table:table-cell>
          <table:table-cell office:value-type="string">
            <text:p>BAT54CLT1G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T54WS</text:p>
          </table:table-cell>
          <table:table-cell office:value-type="string">
            <text:p>DIODE_SCHOTTKYSOD-323</text:p>
          </table:table-cell>
          <table:table-cell office:value-type="string">
            <text:p>SOD323-R</text:p>
          </table:table-cell>
          <table:table-cell office:value-type="string">
            <text:p>D9, D19</text:p>
          </table:table-cell>
          <table:table-cell office:value-type="string">
            <text:p>Generic Shottky Diode</text:p>
          </table:table-cell>
          <table:table-cell office:value-type="string">
            <text:p>BAT54WS-TPCT-ND</text:p>
          </table:table-cell>
          <table:table-cell/>
          <table:table-cell office:value-type="string">
            <text:p>Micro Commercial</text:p>
          </table:table-cell>
          <table:table-cell office:value-type="string">
            <text:p>BAT54WS-TP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BATTERY_COINML621</text:p>
          </table:table-cell>
          <table:table-cell office:value-type="string">
            <text:p>ML621S</text:p>
          </table:table-cell>
          <table:table-cell office:value-type="string">
            <text:p>BT1</text:p>
          </table:table-cell>
          <table:table-cell office:value-type="string">
            <text:p>Coin Cell Battery Holder</text:p>
          </table:table-cell>
          <table:table-cell office:value-type="string">
            <text:p>P044-ND</text:p>
          </table:table-cell>
          <table:table-cell/>
          <table:table-cell office:value-type="string">
            <text:p>Panasonic</text:p>
          </table:table-cell>
          <table:table-cell office:value-type="string">
            <text:p>ML-621S/DN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BQ25616</text:p>
          </table:table-cell>
          <table:table-cell office:value-type="string">
            <text:p>QFN24_POWER</text:p>
          </table:table-cell>
          <table:table-cell office:value-type="string">
            <text:p>U16</text:p>
          </table:table-cell>
          <table:table-cell office:value-type="string">
            <text:p>BQ25616 - Buck Battery Charger Standalone 1-Cell 3.0-A Buck Battery Charger with Power Path and 1.2-A</text:p>
          </table:table-cell>
          <table:table-cell office:value-type="string">
            <text:p>296-BQ25616RTWRCT-ND</text:p>
          </table:table-cell>
          <table:table-cell/>
          <table:table-cell office:value-type="string">
            <text:p>TI</text:p>
          </table:table-cell>
          <table:table-cell office:value-type="string">
            <text:p>BQ25616RTWR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B_SERIES_M.2EKEY_3042</text:p>
          </table:table-cell>
          <table:table-cell office:value-type="string">
            <text:p>PARTICLE_M.2EKEY</text:p>
          </table:table-cell>
          <table:table-cell office:value-type="string">
            <text:p>$3_190_$_2021-12-10_02-09-55</text:p>
          </table:table-cell>
          <table:table-cell office:value-type="string">
            <text:p>Particle B Series SoM</text:p>
          </table:table-cell>
          <table:table-cell office:value-type="string">
            <text:p>A115904CT-ND</text:p>
          </table:table-cell>
          <table:table-cell/>
          <table:table-cell office:value-type="string">
            <text:p>TE</text:p>
          </table:table-cell>
          <table:table-cell office:value-type="string">
            <text:p>2199230-4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DBA3100</text:p>
          </table:table-cell>
          <table:table-cell office:value-type="string">
            <text:p>DIODE_SCHOTTKYDO-214AC</text:p>
          </table:table-cell>
          <table:table-cell office:value-type="string">
            <text:p>DO214AC</text:p>
          </table:table-cell>
          <table:table-cell office:value-type="string">
            <text:p>D3</text:p>
          </table:table-cell>
          <table:table-cell office:value-type="string">
            <text:p>Generic Shottky Diode</text:p>
          </table:table-cell>
          <table:table-cell office:value-type="string">
            <text:p>641-1747-1-ND</text:p>
          </table:table-cell>
          <table:table-cell/>
          <table:table-cell office:value-type="string">
            <text:p>Comchip</text:p>
          </table:table-cell>
          <table:table-cell office:value-type="string">
            <text:p>CDBA3100-HF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string">
            <text:p>CLVBA-FKA</text:p>
          </table:table-cell>
          <table:table-cell office:value-type="string">
            <text:p>D8</text:p>
          </table:table-cell>
          <table:table-cell office:value-type="string">
            <text:p>Cree RGB LED, Small Package, Common Anode, CLVBA-FKA</text:p>
          </table:table-cell>
          <table:table-cell office:value-type="string">
            <text:p>CLVBA-FKA-CAEDH8BBB7A363CT-ND</text:p>
          </table:table-cell>
          <table:table-cell/>
          <table:table-cell office:value-type="string">
            <text:p>Cree</text:p>
          </table:table-cell>
          <table:table-cell office:value-type="string">
            <text:p>CLVBA-FKA-CAEDH8BBB7A363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MG3404</text:p>
          </table:table-cell>
          <table:table-cell office:value-type="string">
            <text:p>MOSFET-NCH-DMG3404L</text:p>
          </table:table-cell>
          <table:table-cell office:value-type="string">
            <text:p>SOT23-3</text:p>
          </table:table-cell>
          <table:table-cell office:value-type="string">
            <text:p>Q1, Q4</text:p>
          </table:table-cell>
          <table:table-cell office:value-type="string">
            <text:p>N-channel MOSFET</text:p>
          </table:table-cell>
          <table:table-cell office:value-type="string">
            <text:p>DMG3404L-7DICT-ND</text:p>
          </table:table-cell>
          <table:table-cell/>
          <table:table-cell office:value-type="string">
            <text:p>Diodes Incorporated</text:p>
          </table:table-cell>
          <table:table-cell office:value-type="string">
            <text:p>DMG3404L-7</text:p>
          </table:table-cell>
          <table:table-cell table:number-columns-repeated="2"/>
          <table:table-cell office:value-type="string">
            <text:p>DMG3404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FPF2195BUCX</text:p>
          </table:table-cell>
          <table:table-cell office:value-type="string">
            <text:p>WCSP_6</text:p>
          </table:table-cell>
          <table:table-cell office:value-type="string">
            <text:p>U31</text:p>
          </table:table-cell>
          <table:table-cell office:value-type="string">
            <text:p>FPF219x - Load Switch, with Adjustable Current Limit and Fault Indicator</text:p>
          </table:table-cell>
          <table:table-cell office:value-type="string">
            <text:p>FPF2195BUCXCT-ND</text:p>
          </table:table-cell>
          <table:table-cell office:value-type="string">
            <text:p>FPF2195BUCX</text:p>
          </table:table-cell>
          <table:table-cell office:value-type="string">
            <text:p>onsemi</text:p>
          </table:table-cell>
          <table:table-cell office:value-type="string">
            <text:p>FPF2195BUCX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string">
            <text:p>FSA2258</text:p>
          </table:table-cell>
          <table:table-cell office:value-type="string">
            <text:p>MICROPAK_10</text:p>
          </table:table-cell>
          <table:table-cell office:value-type="string">
            <text:p>P1:U3, P2:U3, P3:U3, P4:U3</text:p>
          </table:table-cell>
          <table:table-cell office:value-type="string">
            <text:p>FSA2258 - Low Voltage, Dual SPDT Analog Switch</text:p>
          </table:table-cell>
          <table:table-cell office:value-type="string">
            <text:p>FSA2258L10XCT-ND</text:p>
          </table:table-cell>
          <table:table-cell office:value-type="string">
            <text:p>FSA2258</text:p>
          </table:table-cell>
          <table:table-cell office:value-type="string">
            <text:p>OnSemi</text:p>
          </table:table-cell>
          <table:table-cell office:value-type="string">
            <text:p>FSA2258L10X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string">
            <text:p>FXMAR2102UMLP</text:p>
          </table:table-cell>
          <table:table-cell office:value-type="string">
            <text:p>UQFN-8_1.4X1.2</text:p>
          </table:table-cell>
          <table:table-cell office:value-type="string">
            <text:p>P1:U2, P2:U2, P3:U2, P4:U2, U1, U9, U28</text:p>
          </table:table-cell>
          <table:table-cell office:value-type="string">
            <text:p>FXMAR2102 - 2 Channel Bidirectional Voltage Level Translator for I2C Applications</text:p>
          </table:table-cell>
          <table:table-cell office:value-type="string">
            <text:p>FXMAR2102UMX-F106CT-ND</text:p>
          </table:table-cell>
          <table:table-cell office:value-type="string">
            <text:p>FXMAR2102</text:p>
          </table:table-cell>
          <table:table-cell office:value-type="string">
            <text:p>OnSemi</text:p>
          </table:table-cell>
          <table:table-cell office:value-type="string">
            <text:p>FXMAR2102UMX-F106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HALL_EFFECT_SI7201</text:p>
          </table:table-cell>
          <table:table-cell office:value-type="string">
            <text:p>SOT23-3</text:p>
          </table:table-cell>
          <table:table-cell office:value-type="string">
            <text:p>U22</text:p>
          </table:table-cell>
          <table:table-cell office:value-type="string">
            <text:p>General Hall Effect Sensor</text:p>
          </table:table-cell>
          <table:table-cell office:value-type="string">
            <text:p>336-4121-1-ND</text:p>
          </table:table-cell>
          <table:table-cell office:value-type="string">
            <text:p>Si7201</text:p>
          </table:table-cell>
          <table:table-cell office:value-type="string">
            <text:p>Silicon Labs</text:p>
          </table:table-cell>
          <table:table-cell office:value-type="string">
            <text:p>SI7201-B-05-IVR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string">
            <text:p>LEDAMBER0603</text:p>
          </table:table-cell>
          <table:table-cell office:value-type="string">
            <text:p>LED_0603</text:p>
          </table:table-cell>
          <table:table-cell office:value-type="string">
            <text:p>D7, D11, D14, D17</text:p>
          </table:table-cell>
          <table:table-cell office:value-type="string">
            <text:p>Genaric LED</text:p>
          </table:table-cell>
          <table:table-cell office:value-type="string">
            <text:p>732-150060AS75000CT-ND</text:p>
          </table:table-cell>
          <table:table-cell/>
          <table:table-cell office:value-type="string">
            <text:p>Wurth</text:p>
          </table:table-cell>
          <table:table-cell office:value-type="string">
            <text:p>150060AS75000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string">
            <text:p>LEDGREEN0603</text:p>
          </table:table-cell>
          <table:table-cell office:value-type="string">
            <text:p>LED_0603</text:p>
          </table:table-cell>
          <table:table-cell office:value-type="string">
            <text:p>D5, D10, D13, D15, D16</text:p>
          </table:table-cell>
          <table:table-cell office:value-type="string">
            <text:p>Genaric LED</text:p>
          </table:table-cell>
          <table:table-cell office:value-type="string">
            <text:p>732-4971-1-ND</text:p>
          </table:table-cell>
          <table:table-cell/>
          <table:table-cell office:value-type="string">
            <text:p>Wurth</text:p>
          </table:table-cell>
          <table:table-cell office:value-type="string">
            <text:p>150060GS75000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string">
            <text:p>LEDRED0603</text:p>
          </table:table-cell>
          <table:table-cell office:value-type="string">
            <text:p>LED_0603</text:p>
          </table:table-cell>
          <table:table-cell office:value-type="string">
            <text:p>D1, D12, D18</text:p>
          </table:table-cell>
          <table:table-cell office:value-type="string">
            <text:p>Genaric LED</text:p>
          </table:table-cell>
          <table:table-cell office:value-type="string">
            <text:p>732-4978-1-ND</text:p>
          </table:table-cell>
          <table:table-cell/>
          <table:table-cell office:value-type="string">
            <text:p>Wurth</text:p>
          </table:table-cell>
          <table:table-cell office:value-type="string">
            <text:p>150060RS7500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LP59073.3VYKE</text:p>
          </table:table-cell>
          <table:table-cell office:value-type="string">
            <text:p>YKE0004</text:p>
          </table:table-cell>
          <table:table-cell office:value-type="string">
            <text:p>U14</text:p>
          </table:table-cell>
          <table:table-cell office:value-type="string">
            <text:p>LP5907 - Ultra Low Noise, Low IQ LDO</text:p>
          </table:table-cell>
          <table:table-cell office:value-type="string">
            <text:p>296-39067-1-ND</text:p>
          </table:table-cell>
          <table:table-cell office:value-type="string">
            <text:p>LP5907</text:p>
          </table:table-cell>
          <table:table-cell office:value-type="string">
            <text:p>TI</text:p>
          </table:table-cell>
          <table:table-cell office:value-type="string">
            <text:p>LP5907UVX-3.3/NOPB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LTC4412S6</text:p>
          </table:table-cell>
          <table:table-cell office:value-type="string">
            <text:p>SOT23-6L</text:p>
          </table:table-cell>
          <table:table-cell office:value-type="string">
            <text:p>U12</text:p>
          </table:table-cell>
          <table:table-cell office:value-type="string">
            <text:p>LTC4412 - Low Loss PowerPath Controller (ORing FET Controller)</text:p>
          </table:table-cell>
          <table:table-cell office:value-type="string">
            <text:p>LTC4412ES6#TRPBFCT-ND</text:p>
          </table:table-cell>
          <table:table-cell/>
          <table:table-cell office:value-type="string">
            <text:p>LT</text:p>
          </table:table-cell>
          <table:table-cell office:value-type="string">
            <text:p>LTC4412ES6#TRPBF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MAX-M8W</text:p>
          </table:table-cell>
          <table:table-cell office:value-type="string">
            <text:p>MAX-M8</text:p>
          </table:table-cell>
          <table:table-cell office:value-type="string">
            <text:p>U20</text:p>
          </table:table-cell>
          <table:table-cell office:value-type="string">
            <text:p>MAX-M8* GPS Unit - GNSS Module</text:p>
          </table:table-cell>
          <table:table-cell office:value-type="string">
            <text:p>672-MAX-M8W-0CT-ND</text:p>
          </table:table-cell>
          <table:table-cell office:value-type="string">
            <text:p>MAX-M8W</text:p>
          </table:table-cell>
          <table:table-cell office:value-type="string">
            <text:p>U-Blox</text:p>
          </table:table-cell>
          <table:table-cell office:value-type="string">
            <text:p>MAX-M8W-0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MB85RC</text:p>
          </table:table-cell>
          <table:table-cell office:value-type="string">
            <text:p>SO08</text:p>
          </table:table-cell>
          <table:table-cell office:value-type="string">
            <text:p>U27</text:p>
          </table:table-cell>
          <table:table-cell office:value-type="string">
            <text:p>MB85RCx - FRAM I2C Memory</text:p>
          </table:table-cell>
          <table:table-cell office:value-type="string">
            <text:p>865-1269-1-ND</text:p>
          </table:table-cell>
          <table:table-cell office:value-type="string">
            <text:p>MB85RC512</text:p>
          </table:table-cell>
          <table:table-cell office:value-type="string">
            <text:p>Fujitsu</text:p>
          </table:table-cell>
          <table:table-cell office:value-type="string">
            <text:p>MB85RC512TPNF-G-JNERE1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string">
            <text:p>MCP23018QFN</text:p>
          </table:table-cell>
          <table:table-cell office:value-type="string">
            <text:p>QFN24</text:p>
          </table:table-cell>
          <table:table-cell office:value-type="string">
            <text:p>U18, U19</text:p>
          </table:table-cell>
          <table:table-cell office:value-type="string">
            <text:p>MCP23018 - I2C I/O Expander, 16 bit wtih interrupt and reset</text:p>
          </table:table-cell>
          <table:table-cell office:value-type="string">
            <text:p>MCP23018T-E/MJCT-ND</text:p>
          </table:table-cell>
          <table:table-cell/>
          <table:table-cell office:value-type="string">
            <text:p>TI</text:p>
          </table:table-cell>
          <table:table-cell office:value-type="string">
            <text:p>MCP23018T-E/MJ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MCP79412SOIC</text:p>
          </table:table-cell>
          <table:table-cell office:value-type="string">
            <text:p>SO08</text:p>
          </table:table-cell>
          <table:table-cell office:value-type="string">
            <text:p>U21</text:p>
          </table:table-cell>
          <table:table-cell office:value-type="string">
            <text:p>MCP794xx - Battery Backed I2C Real Time Clock (RTC) with SRAM (EEPROM*) and Protected EERPOM</text:p>
          </table:table-cell>
          <table:table-cell office:value-type="string">
            <text:p>MCP79412-I/SN-ND</text:p>
          </table:table-cell>
          <table:table-cell office:value-type="string">
            <text:p>MCP79412</text:p>
          </table:table-cell>
          <table:table-cell office:value-type="string">
            <text:p>Microchip</text:p>
          </table:table-cell>
          <table:table-cell office:value-type="string">
            <text:p>MCP79412-I/SN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MIC22602</text:p>
          </table:table-cell>
          <table:table-cell office:value-type="string">
            <text:p>QFN24_POWER</text:p>
          </table:table-cell>
          <table:table-cell office:value-type="string">
            <text:p>U15</text:p>
          </table:table-cell>
          <table:table-cell office:value-type="string">
            <text:p>MIC2260x - High Efficiency Synchronous Buck Converter</text:p>
          </table:table-cell>
          <table:table-cell office:value-type="string">
            <text:p>576-3645-1-ND</text:p>
          </table:table-cell>
          <table:table-cell office:value-type="string">
            <text:p>MIC22602</text:p>
          </table:table-cell>
          <table:table-cell office:value-type="string">
            <text:p>Microchip</text:p>
          </table:table-cell>
          <table:table-cell office:value-type="string">
            <text:p>MIC22602YML-TR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MICROSDMOLEX_503182</text:p>
          </table:table-cell>
          <table:table-cell office:value-type="string">
            <text:p>MICROSD_MOLEX_5031821852</text:p>
          </table:table-cell>
          <table:table-cell office:value-type="string">
            <text:p>SD1</text:p>
          </table:table-cell>
          <table:table-cell office:value-type="string">
            <text:p>Micro-SD / Transflash card holder with SPI pinout</text:p>
          </table:table-cell>
          <table:table-cell office:value-type="string">
            <text:p>WM12834CT-ND</text:p>
          </table:table-cell>
          <table:table-cell/>
          <table:table-cell office:value-type="string">
            <text:p>Molex</text:p>
          </table:table-cell>
          <table:table-cell office:value-type="float" office:value="5031821852">
            <text:p>5031821852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MMC5633</text:p>
          </table:table-cell>
          <table:table-cell office:value-type="string">
            <text:p>BGA_4</text:p>
          </table:table-cell>
          <table:table-cell office:value-type="string">
            <text:p>U3</text:p>
          </table:table-cell>
          <table:table-cell office:value-type="string">
            <text:p>MMC5633 - High Performance 3 Axis Magnetic Sensor (Compass)</text:p>
          </table:table-cell>
          <table:table-cell office:value-type="string">
            <text:p>1267-MMC5633NJLCT-ND</text:p>
          </table:table-cell>
          <table:table-cell office:value-type="string">
            <text:p>MMC5633</text:p>
          </table:table-cell>
          <table:table-cell office:value-type="string">
            <text:p>Memsic</text:p>
          </table:table-cell>
          <table:table-cell office:value-type="string">
            <text:p>MMC5633NJL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string">
            <text:p>MOSFET_PCH-DMP3036SFG</text:p>
          </table:table-cell>
          <table:table-cell office:value-type="string">
            <text:p>POWERDI3333-8</text:p>
          </table:table-cell>
          <table:table-cell office:value-type="string">
            <text:p>Q2, Q3</text:p>
          </table:table-cell>
          <table:table-cell office:value-type="string">
            <text:p>P-channel MOSFETs</text:p>
          </table:table-cell>
          <table:table-cell office:value-type="string">
            <text:p>DMP3036SFG-7DICT-ND</text:p>
          </table:table-cell>
          <table:table-cell/>
          <table:table-cell office:value-type="string">
            <text:p>Diodes Incorporated</text:p>
          </table:table-cell>
          <table:table-cell office:value-type="string">
            <text:p>DMP3036SFG-7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MXC6655</text:p>
          </table:table-cell>
          <table:table-cell office:value-type="string">
            <text:p>LGA-12_2X2</text:p>
          </table:table-cell>
          <table:table-cell office:value-type="string">
            <text:p>U4</text:p>
          </table:table-cell>
          <table:table-cell office:value-type="string">
            <text:p>MXC6655 - <text:s/>3-axis Digital Accelerometer (I2C)</text:p>
          </table:table-cell>
          <table:table-cell office:value-type="string">
            <text:p>1267-MXC6655XACT-ND</text:p>
          </table:table-cell>
          <table:table-cell office:value-type="string">
            <text:p>MXC6655</text:p>
          </table:table-cell>
          <table:table-cell office:value-type="string">
            <text:p>Memsic</text:p>
          </table:table-cell>
          <table:table-cell office:value-type="string">
            <text:p>MXC6655XA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X2301P</text:p>
          </table:table-cell>
          <table:table-cell office:value-type="string">
            <text:p>MOSFET-PCH-NX2301P</text:p>
          </table:table-cell>
          <table:table-cell office:value-type="string">
            <text:p>SOT23-3</text:p>
          </table:table-cell>
          <table:table-cell office:value-type="string">
            <text:p>Q5, Q6</text:p>
          </table:table-cell>
          <table:table-cell office:value-type="string">
            <text:p>P-channel MOSFET</text:p>
          </table:table-cell>
          <table:table-cell office:value-type="string">
            <text:p>1727-1148-1-ND</text:p>
          </table:table-cell>
          <table:table-cell/>
          <table:table-cell office:value-type="string">
            <text:p>Nexperia</text:p>
          </table:table-cell>
          <table:table-cell office:value-type="string">
            <text:p>NX2301P</text:p>
          </table:table-cell>
          <table:table-cell office:value-type="float" office:value="215">
            <text:p>215</text:p>
          </table:table-cell>
          <table:table-cell table:number-columns-repeated="2"/>
          <table:table-cell office:value-type="string">
            <text:p>NX2301P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string">
            <text:p>PAC1934QFN</text:p>
          </table:table-cell>
          <table:table-cell office:value-type="string">
            <text:p>QFN16</text:p>
          </table:table-cell>
          <table:table-cell office:value-type="string">
            <text:p>U5, U6</text:p>
          </table:table-cell>
          <table:table-cell office:value-type="string">
            <text:p>PAC1934 - High Side Current/Power Monitor with I2C Interface and Accumulator</text:p>
          </table:table-cell>
          <table:table-cell office:value-type="string">
            <text:p>PAC1934T-I/JQCT-ND</text:p>
          </table:table-cell>
          <table:table-cell/>
          <table:table-cell office:value-type="string">
            <text:p>Microchip</text:p>
          </table:table-cell>
          <table:table-cell office:value-type="string">
            <text:p>PAC1934T-I/JQ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PCA9634QFN</text:p>
          </table:table-cell>
          <table:table-cell office:value-type="string">
            <text:p>QFN20_5X5</text:p>
          </table:table-cell>
          <table:table-cell office:value-type="string">
            <text:p>U23</text:p>
          </table:table-cell>
          <table:table-cell office:value-type="string">
            <text:p>PCA9634 - I2C LED Driver, 8 Channel</text:p>
          </table:table-cell>
          <table:table-cell office:value-type="string">
            <text:p>568-8717-1-ND</text:p>
          </table:table-cell>
          <table:table-cell office:value-type="string">
            <text:p>PCA9634</text:p>
          </table:table-cell>
          <table:table-cell office:value-type="string">
            <text:p>NXP</text:p>
          </table:table-cell>
          <table:table-cell office:value-type="string">
            <text:p>PCA9634BS</text:p>
          </table:table-cell>
          <table:table-cell office:value-type="float" office:value="118">
            <text:p>118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RCLAMP3654</text:p>
          </table:table-cell>
          <table:table-cell office:value-type="string">
            <text:p>DFN_6_1.6X1.6</text:p>
          </table:table-cell>
          <table:table-cell office:value-type="string">
            <text:p>D2</text:p>
          </table:table-cell>
          <table:table-cell office:value-type="string">
            <text:p>USB ESD Clamping Diode Array</text:p>
          </table:table-cell>
          <table:table-cell office:value-type="string">
            <text:p>RCLAMP3654PATCTCT-ND</text:p>
          </table:table-cell>
          <table:table-cell office:value-type="string">
            <text:p>RClamp3654</text:p>
          </table:table-cell>
          <table:table-cell office:value-type="string">
            <text:p>Semtech</text:p>
          </table:table-cell>
          <table:table-cell office:value-type="string">
            <text:p>RCLAMP3654PATCT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SHT40</text:p>
          </table:table-cell>
          <table:table-cell office:value-type="string">
            <text:p>SHT4X</text:p>
          </table:table-cell>
          <table:table-cell office:value-type="string">
            <text:p>U7</text:p>
          </table:table-cell>
          <table:table-cell office:value-type="string">
            <text:p>SHT4x - Digital Humidity and Temperature Sensor</text:p>
          </table:table-cell>
          <table:table-cell office:value-type="string">
            <text:p>1649-SHT40-AD1B-R3CT-ND</text:p>
          </table:table-cell>
          <table:table-cell office:value-type="string">
            <text:p>SHT40</text:p>
          </table:table-cell>
          <table:table-cell office:value-type="string">
            <text:p>Sensirion</text:p>
          </table:table-cell>
          <table:table-cell office:value-type="string">
            <text:p>SHT40-AD1B-R3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SIT1552</text:p>
          </table:table-cell>
          <table:table-cell office:value-type="string">
            <text:p>LD-4</text:p>
          </table:table-cell>
          <table:table-cell office:value-type="string">
            <text:p>U29</text:p>
          </table:table-cell>
          <table:table-cell office:value-type="string">
            <text:p>SiT1552 - Ultra Low Power 32.768 kHz MEMS TCXO</text:p>
          </table:table-cell>
          <table:table-cell office:value-type="string">
            <text:p>1473-1242-1-ND</text:p>
          </table:table-cell>
          <table:table-cell office:value-type="string">
            <text:p>SiT1552</text:p>
          </table:table-cell>
          <table:table-cell office:value-type="string">
            <text:p>SiTime</text:p>
          </table:table-cell>
          <table:table-cell office:value-type="string">
            <text:p>SIT1552AI-JF-DCC-32.768D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string">
            <text:p>SN74AUP1G08DCK</text:p>
          </table:table-cell>
          <table:table-cell office:value-type="string">
            <text:p>DCK_R-PDSO-G5</text:p>
          </table:table-cell>
          <table:table-cell office:value-type="string">
            <text:p>P1:U1, P2:U1, P3:U1, P4:U1, U8</text:p>
          </table:table-cell>
          <table:table-cell office:value-type="string">
            <text:p>SN74AUP1G08 - AND, 1 Element, 2 Input</text:p>
          </table:table-cell>
          <table:table-cell office:value-type="string">
            <text:p>296-19075-1-ND</text:p>
          </table:table-cell>
          <table:table-cell/>
          <table:table-cell office:value-type="string">
            <text:p>TI</text:p>
          </table:table-cell>
          <table:table-cell office:value-type="string">
            <text:p>SN74AUP1G08DCKR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SN74AUP3G34DCU</text:p>
          </table:table-cell>
          <table:table-cell office:value-type="string">
            <text:p>DCU_(R-PDSO-G8)</text:p>
          </table:table-cell>
          <table:table-cell office:value-type="string">
            <text:p>U10</text:p>
          </table:table-cell>
          <table:table-cell office:value-type="string">
            <text:p>SN74AUP3G34 - Logic Buffer</text:p>
          </table:table-cell>
          <table:table-cell office:value-type="string">
            <text:p>296-25595-1-ND</text:p>
          </table:table-cell>
          <table:table-cell/>
          <table:table-cell office:value-type="string">
            <text:p>TI</text:p>
          </table:table-cell>
          <table:table-cell office:value-type="string">
            <text:p>SN74AUP3G34DCUR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SN74LVC1G17DCK</text:p>
          </table:table-cell>
          <table:table-cell office:value-type="string">
            <text:p>DCK_R-PDSO-G5</text:p>
          </table:table-cell>
          <table:table-cell office:value-type="string">
            <text:p>U24</text:p>
          </table:table-cell>
          <table:table-cell office:value-type="string">
            <text:p>SN74LVC1G17 - Single Schmitt Trigger Logic Buffer</text:p>
          </table:table-cell>
          <table:table-cell office:value-type="string">
            <text:p>296-11934-1-ND</text:p>
          </table:table-cell>
          <table:table-cell office:value-type="string">
            <text:p>SN74LVC1G17</text:p>
          </table:table-cell>
          <table:table-cell office:value-type="string">
            <text:p>TI</text:p>
          </table:table-cell>
          <table:table-cell office:value-type="string">
            <text:p>SN74LVC1G17DCKR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SPDT7103K2CWAV2</text:p>
          </table:table-cell>
          <table:table-cell office:value-type="string">
            <text:p>7103K2CWAV2</text:p>
          </table:table-cell>
          <table:table-cell office:value-type="string">
            <text:p>S3</text:p>
          </table:table-cell>
          <table:table-cell office:value-type="string">
            <text:p>Genaric SPDT switch</text:p>
          </table:table-cell>
          <table:table-cell office:value-type="string">
            <text:p>7103K2CWAV2BE-ND</text:p>
          </table:table-cell>
          <table:table-cell/>
          <table:table-cell office:value-type="string">
            <text:p>C&amp;K</text:p>
          </table:table-cell>
          <table:table-cell office:value-type="string">
            <text:p>7103K2CWAV2BE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string">
            <text:p>TCK111G</text:p>
          </table:table-cell>
          <table:table-cell office:value-type="string">
            <text:p>WCSP_6</text:p>
          </table:table-cell>
          <table:table-cell office:value-type="string">
            <text:p>U11, U30</text:p>
          </table:table-cell>
          <table:table-cell office:value-type="string">
            <text:p>TCK11x - Load Switch, with Reverse Current Blocking, Output Discharge (TCK112G Only)</text:p>
          </table:table-cell>
          <table:table-cell office:value-type="string">
            <text:p>TCK111GLFCT-ND</text:p>
          </table:table-cell>
          <table:table-cell office:value-type="string">
            <text:p>TCK111G</text:p>
          </table:table-cell>
          <table:table-cell office:value-type="string">
            <text:p>Toshiba</text:p>
          </table:table-cell>
          <table:table-cell office:value-type="string">
            <text:p>TCK111G</text:p>
          </table:table-cell>
          <table:table-cell office:value-type="string">
            <text:p>LF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TCR2LE31ESV</text:p>
          </table:table-cell>
          <table:table-cell office:value-type="string">
            <text:p>SOT-553</text:p>
          </table:table-cell>
          <table:table-cell office:value-type="string">
            <text:p>U13</text:p>
          </table:table-cell>
          <table:table-cell office:value-type="string">
            <text:p>TCR2Lyxx - Ultra Low Quiescent Current, Low Dropout Linear Regulator with Enable</text:p>
          </table:table-cell>
          <table:table-cell office:value-type="string">
            <text:p>TCR2LE31LMCT-ND</text:p>
          </table:table-cell>
          <table:table-cell office:value-type="string">
            <text:p>TCS2LE31</text:p>
          </table:table-cell>
          <table:table-cell office:value-type="string">
            <text:p>Toshiba</text:p>
          </table:table-cell>
          <table:table-cell office:value-type="string">
            <text:p>TCR2LE31</text:p>
          </table:table-cell>
          <table:table-cell office:value-type="string">
            <text:p>LM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string">
            <text:p>TESTPOINTRCU</text:p>
          </table:table-cell>
          <table:table-cell office:value-type="string">
            <text:p>TESTPOINT_0603</text:p>
          </table:table-cell>
          <table:table-cell office:value-type="string">
            <text:p>TP1, TP2, TP5, TP6, TP7, TP8, TP9</text:p>
          </table:table-cell>
          <table:table-cell office:value-type="string">
            <text:p>Test Point</text:p>
          </table:table-cell>
          <table:table-cell office:value-type="string">
            <text:p>A106145CT-ND</text:p>
          </table:table-cell>
          <table:table-cell/>
          <table:table-cell office:value-type="string">
            <text:p>TE Connectivity</text:p>
          </table:table-cell>
          <table:table-cell office:value-type="string">
            <text:p>RCU-0C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string">
            <text:p>TPL5010DDC</text:p>
          </table:table-cell>
          <table:table-cell office:value-type="string">
            <text:p>DDC_R-PDSO-G6</text:p>
          </table:table-cell>
          <table:table-cell office:value-type="string">
            <text:p>U25, U26</text:p>
          </table:table-cell>
          <table:table-cell office:value-type="string">
            <text:p>TPL5010 - Nano-Power System Timer with Watchdog Functionality</text:p>
          </table:table-cell>
          <table:table-cell office:value-type="string">
            <text:p>296-38829-1-ND</text:p>
          </table:table-cell>
          <table:table-cell/>
          <table:table-cell office:value-type="string">
            <text:p>TI</text:p>
          </table:table-cell>
          <table:table-cell office:value-type="string">
            <text:p>TPL5010DDCT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TPS61282D</text:p>
          </table:table-cell>
          <table:table-cell office:value-type="string">
            <text:p>YFP0016</text:p>
          </table:table-cell>
          <table:table-cell office:value-type="string">
            <text:p>U17</text:p>
          </table:table-cell>
          <table:table-cell office:value-type="string">
            <text:p>TPS6128x - Low/Wide Voltage Battery Front-End DC/DC Converter, Logic Interface</text:p>
          </table:table-cell>
          <table:table-cell office:value-type="string">
            <text:p>296-50826-1-ND</text:p>
          </table:table-cell>
          <table:table-cell office:value-type="string">
            <text:p>TPS61282D</text:p>
          </table:table-cell>
          <table:table-cell office:value-type="string">
            <text:p>TI</text:p>
          </table:table-cell>
          <table:table-cell office:value-type="string">
            <text:p>TPS61282DYFFT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VEML3328</text:p>
          </table:table-cell>
          <table:table-cell office:value-type="string">
            <text:p>VEML6075</text:p>
          </table:table-cell>
          <table:table-cell office:value-type="string">
            <text:p>U2</text:p>
          </table:table-cell>
          <table:table-cell office:value-type="string">
            <text:p>VEML3328 - RGBCIR Color Sensor with I2C Interface</text:p>
          </table:table-cell>
          <table:table-cell office:value-type="string">
            <text:p>751-VEML3328CT-ND</text:p>
          </table:table-cell>
          <table:table-cell office:value-type="string">
            <text:p>VEML3328</text:p>
          </table:table-cell>
          <table:table-cell office:value-type="string">
            <text:p>Vishay</text:p>
          </table:table-cell>
          <table:table-cell office:value-type="string">
            <text:p>VEML3328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3">04/13/2022</text:date>, <text:time>15:5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13T15:55:10.64</dc:date>
    <meta:document-statistic meta:table-count="1" meta:cell-count="814" meta:object-count="0"/>
    <meta:generator>OpenOffice/4.1.11$Win32 OpenOffice.org_project/4111m1$Build-9808</meta:generator>
  </office:meta>
</office:document-meta>
</file>